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ptos2" svg:font-family="Aptos, 'Aptos EmbeddedFont', 'Aptos MSFontService', Calibri, Helvetica,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db759"/>
    </style:style>
    <style:style style:name="P2" style:family="paragraph" style:parent-style-name="Standard">
      <style:text-properties fo:font-variant="normal" fo:text-transform="none" fo:color="#000000" loext:opacity="100%" style:font-name="Aptos2" fo:font-size="12pt" fo:letter-spacing="normal" fo:font-style="normal" fo:font-weight="normal" officeooo:paragraph-rsid="000db759" loext:padding="0cm" loext:border="non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tos2" fo:font-size="12pt" fo:letter-spacing="normal" fo:font-style="normal" fo:font-weight="normal" loext:padding="0cm" loext:border="none"/>
    </style:style>
    <style:style style:name="P4" style:family="paragraph" style:parent-style-name="Standard">
      <style:text-properties officeooo:rsid="000e4232" officeooo:paragraph-rsid="000e4232"/>
    </style:style>
    <style:style style:name="P5" style:family="paragraph" style:parent-style-name="Standard">
      <style:text-properties officeooo:paragraph-rsid="000e4232"/>
    </style:style>
    <style:style style:name="T1" style:family="text">
      <style:text-properties officeooo:rsid="000db759"/>
    </style:style>
    <style:style style:name="T2" style:family="text">
      <style:text-properties officeooo:rsid="000e42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nne les requêtes d’insertion permettant de remplir la base de données dont le modèle relationnel est le suivant :</text:p>
      <text:p text:style-name="P2">projet = (id_projet INT, projet_titre VARCHAR(150), projet_synopsis VARCHAR(2000), budget_estime DECIMAL(12,2), budget_reel DECIMAL(12,2), date_debut_production DATE, date_fin_production DATE, date_sortie DATE, statut_projet VARCHAR(50));</text:p>
      <text:p text:style-name="P3">personne = (id_personne INT, nom_personne VARCHAR(50), prenom_personne VARCHAR(50), role_personne VARCHAR(50), telephone_personne VARCHAR(15), email_personne VARCHAR(100), code_postal_personne VARCHAR(255), #id_projet);</text:p>
      <text:p text:style-name="P3"/>
      <text:p text:style-name="P3">contrat = (id_contrat INT, type_contrat VARCHAR(50), date_debut_contrat DATE, montant_contrat DECIMAL(12,2), date_fin_contrat DATE);</text:p>
      <text:p text:style-name="P3"/>
      <text:p text:style-name="P3">financement = (id_financement INT, type_financement VARCHAR(100), montant_financement DECIMAL(12,2), date_obtention_financement DATE, #id_projet);</text:p>
      <text:p text:style-name="P3"/>
      <text:p text:style-name="P3">droit = (id_droit INT, type_droit VARCHAR(100), territoire_droit VARCHAR(100), duree_droit SMALLINT);</text:p>
      <text:p text:style-name="P3"/>
      <text:p text:style-name="P3">materiel = (id_materiel VARCHAR(50), type_materiel VARCHAR(50), quantite_materiel INT, etat_materiel VARCHAR(50), localisation_materiel VARCHAR(100));</text:p>
      <text:p text:style-name="P3"/>
      <text:p text:style-name="P3">Participation = (#id_projet, #id_personne, #id_contrat, lieu_affection VARCHAR(100));</text:p>
      <text:p text:style-name="P3"/>
      <text:p text:style-name="P3">Possède = (#id_projet, #id_materiel, numero_serie INT);</text:p>
      <text:p text:style-name="P3"/>
      <text:p text:style-name="P3">Dispose = (#id_projet, #id_droit, etat VARCHAR(50));</text:p>
      <text:p text:style-name="P3"/>
      <text:p text:style-name="P3">Dirige = (#id_personne, #id_personne_1, position_ VARCHAR(50));</text:p>
      <text:p text:style-name="P1"><text:s/></text:p>
      <text:p text:style-name="Standard">Les clés primaires correspondent aux id, sauf si autre chose est précisé (quand c'est un attribut composé) les clés étrangères sont identifiées par les #, et ont le même nom que les clés primaires auxquelles elles font référence.</text:p>
      <text:p text:style-name="Standard">Il doit y avoir : <text:span text:style-name="T1">5-6 projets, une cinquante de personnes, un nombre de contrats égal au nombre de personnes, une quinzaine de sources de financement, </text:span><text:span text:style-name="T2">une cinquantaine de droits de diffusion, une vingtaine de type de matériel, 70 lieux d’affectation, un nombre de numéro de série égal au nombre de matériel, une cinquantaine d’état de disposition (table dispose), une cinquantaine de position de direction (table dirige).</text:span></text:p>
      <text:p text:style-name="P1"/>
      <text:p text:style-name="P1"/>
      <text:p text:style-name="P4"><text:soft-page-break/>Voici la liste des contraintes de validation, tu dois en tenir compte : </text:p>
      <text:p text:style-name="P4"/>
      <text:p text:style-name="P4"/>
      <text:p text:style-name="P5">ALTER TABLE projet<text:line-break/> <text:s/>ADD CONSTRAINT ck_projet_titre_nonvide <text:s text:c="2"/>CHECK (TRIM(projet_titre) &lt;&gt; ''),<text:line-break/> <text:s/>ADD CONSTRAINT ck_projet_budget_estime <text:s text:c="2"/>CHECK (budget_estime &gt;= 0),<text:line-break/> <text:s/>ADD CONSTRAINT ck_projet_budget_reel <text:s text:c="4"/>CHECK (budget_reel <text:s text:c="2"/>&gt;= 0),<text:line-break/> <text:s/>ADD CONSTRAINT ck_projet_budget_coherent CHECK (budget_reel &gt;= budget_estime),<text:line-break/> <text:s/>ADD CONSTRAINT ck_projet_dates_prod <text:s text:c="5"/>CHECK (<text:line-break/> <text:s text:c="3"/>(date_debut_production IS NOT NULL AND date_debut_production &lt;= date_fin_production)<text:line-break/> <text:s/>),<text:line-break/> <text:s/>ADD CONSTRAINT ck_projet_statut_valide <text:s text:c="2"/>CHECK (<text:line-break/> <text:s text:c="3"/>statut_projet IN ('Développement','Tournage','Montage','Sortie','Annulé')<text:line-break/> <text:s/>);<text:line-break/><text:line-break/><text:line-break/><text:line-break/>ALTER TABLE personne<text:line-break/> <text:s/>ADD CONSTRAINT ck_personne_tel <text:s text:c="10"/>CHECK (<text:line-break/> <text:s text:c="3"/>telephone_personne IS NOT NULL<text:line-break/> <text:s text:c="3"/>AND LENGTH = 10<text:line-break/> <text:s/>),<text:line-break/> <text:s/>ADD CONSTRAINT ck_personne_email <text:s text:c="8"/>CHECK (<text:line-break/> <text:s text:c="3"/>email_personne IS NOT NULL AND email_personne LIKE '%_@_%._%'<text:line-break/> <text:s/>),<text:line-break/> <text:s/>ADD CONSTRAINT ck_personne_cp_len <text:s text:c="7"/>CHECK (<text:line-break/> <text:s text:c="3"/>code_postal_personne IS NULL OR LENGTH(code_postal_personne) BETWEEN 4 AND 10<text:line-break/> <text:s/>);<text:line-break/><text:line-break/><text:line-break/><text:line-break/>ALTER TABLE contrat<text:line-break/> <text:s/>ADD CONSTRAINT ck_contrat_montant <text:s text:c="7"/>CHECK (montant_contrat &gt;= 0),<text:line-break/> <text:s/>ADD CONSTRAINT ck_contrat_dates <text:s text:c="9"/>CHECK (date_fin_contrat IS NULL OR date_fin_contrat &gt;= date_debut_contrat),<text:line-break/> <text:s/>ADD CONSTRAINT ck_contrat_type_valide <text:s text:c="3"/>CHECK (<text:line-break/> <text:s text:c="3"/>type_contrat IN ('CDD','CDI','Prestation')<text:line-break/> <text:s/>);<text:line-break/><text:line-break/><text:line-break/><text:soft-page-break/><text:line-break/>ALTER TABLE financement<text:line-break/> <text:s/>ADD CONSTRAINT ck_financement_montant <text:s text:c="3"/>CHECK (montant_financement &gt;= 0),<text:line-break/> <text:s/>ADD CONSTRAINT ck_financement_type_valide CHECK (<text:line-break/> <text:s text:c="3"/>type_financement IN ('Subvention','Investisseur')<text:line-break/> <text:s/>);<text:line-break/><text:line-break/><text:line-break/><text:line-break/>ALTER TABLE droit<text:line-break/> <text:s/><text:line-break/> <text:s/>ADD CONSTRAINT ck_droit_duree_positive <text:s text:c="2"/>CHECK (duree_droit &gt; 0),<text:line-break/> <text:s/>ADD CONSTRAINT ck_droit_type_valide CHECK (<text:line-break/> <text:s text:c="3"/>type_droit IN ('diffusion','cession')<text:line-break/> <text:s/>);<text:line-break/><text:line-break/><text:line-break/><text:line-break/><text:line-break/>ALTER TABLE materiel<text:line-break/> <text:s/>ADD CONSTRAINT ck_materiel_quantite <text:s text:c="5"/>CHECK (quantite_materiel &gt;= 0),<text:line-break/> <text:s/>ADD CONSTRAINT ck_materiel_etat_valide <text:s text:c="2"/>CHECK (<text:line-break/> <text:s text:c="3"/>etat_materiel IN ('neuf','bon','usagé')<text:line-break/> <text:s text:c="3"/>),<text:line-break/> <text:s text:c="4"/>ADD CONSTRAINT ck_materiel_type_valide <text:s text:c="2"/>CHECK (<text:line-break/> <text:s text:c="3"/>type_materiel IN ('caméra','décor','costume')<text:line-break/> <text:s/>);<text:line-break/><text:line-break/><text:line-break/><text:line-break/>ALTER TABLE Participation<text:line-break/> <text:s/>ADD CONSTRAINT ck_participation_lieu <text:s text:c="4"/>CHECK (lieu_affection IS NOT NULL);<text:line-break/><text:line-break/><text:line-break/><text:line-break/>ALTER TABLE Possede<text:line-break/> <text:s/>ADD CONSTRAINT ck_possede_num_serie_pos <text:s/>CHECK (numero_serie &gt; 0);<text:line-break/><text:line-break/><text:line-break/><text:line-break/>ALTER TABLE Dispose<text:line-break/> <text:s/>ADD CONSTRAINT ck_dispose_etat_valide <text:s text:c="3"/>CHECK (<text:line-break/> <text:s text:c="3"/>etat IN ('actif','expiré','suspendu')<text:line-break/><text:soft-page-break/> <text:s/>);<text:line-break/><text:line-break/><text:line-break/><text:line-break/>ALTER TABLE Dirige<text:line-break/> <text:s/>ADD CONSTRAINT ck_dirige_pas_autoref <text:s text:c="4"/>CHECK (id_personne &lt;&gt; id_personne_1);</text:p>
      <text:p text:style-name="P5"/>
      <text:p text:style-name="P5"><text:line-break/><text:line-break/>Les clés étrangères doivent faire référence aux clés primaires existantes : donne les lignes en commençant par remplir les tables dans lesquelles il n'y a pas de clés étrangères, puis les tables dans lesquelles les clés étrangères font références à des clés primaires des tables déjà remplies. <text:line-break/><text:line-break/>Assure-toi que les noms et prénoms des <text:span text:style-name="T1">personnes</text:span> font références à des origines variées et sont mixtes. <text:line-break/><text:line-break/>Fournis l'ensemble sous la forme d’un script SQL prêt à être exécut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ptos2" svg:font-family="Aptos, 'Aptos EmbeddedFont', 'Aptos MSFontService', Calibri, Helvetica,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ptos" fo:font-size="12pt" fo:language="fr" fo:country="FR"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Lena TREBAUL</meta:initial-creator>
    <meta:editing-cycles>5</meta:editing-cycles>
    <meta:creation-date>2025-09-02T12:28:00</meta:creation-date>
    <dc:date>2025-10-17T11:41:22.754074000</dc:date>
    <meta:editing-duration>PT9M45S</meta:editing-duration>
    <meta:generator>LibreOffice/25.8.1.1$Windows_X86_64 LibreOffice_project/54047653041915e595ad4e45cccea684809c77b5</meta:generator>
    <meta:document-statistic meta:table-count="0" meta:image-count="0" meta:object-count="0" meta:page-count="4" meta:paragraph-count="17" meta:word-count="559" meta:character-count="4997" meta:non-whitespace-character-count="4207"/>
    <meta:user-defined meta:name="AppVersion">16.0000</meta:user-defined>
    <meta:template xlink:type="simple" xlink:actuate="onRequest" xlink:title="Normal.dotm" xlink:href=""/>
  </office:meta>
</office:document-meta>
</file>